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1000000F2A270DCF3ABF6ADEE.png" manifest:media-type="image/png"/>
  <manifest:file-entry manifest:full-path="Pictures/10000000000002E00000004AB1FB0F68222A0BE3.png" manifest:media-type="image/png"/>
  <manifest:file-entry manifest:full-path="Pictures/100000000000027B000002AC460A30F6DBCCEED6.png" manifest:media-type="image/png"/>
  <manifest:file-entry manifest:full-path="Pictures/10000000000001570000003047BCCADFC1854CF8.png" manifest:media-type="image/png"/>
  <manifest:file-entry manifest:full-path="Pictures/100000000000050700000194266586F53E60E27E.png" manifest:media-type="image/png"/>
  <manifest:file-entry manifest:full-path="Pictures/10000000000004E40000010B6B7E975D22E2AC22.png" manifest:media-type="image/png"/>
  <manifest:file-entry manifest:full-path="Pictures/1000000000000341000000BAF4F5CE1FAEC9C929.png" manifest:media-type="image/png"/>
  <manifest:file-entry manifest:full-path="Pictures/10000000000004480000012ABCA4AEAA4A739B97.png" manifest:media-type="image/png"/>
  <manifest:file-entry manifest:full-path="Pictures/10000000000005110000014FBE8DCAD6EC069F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d3e50" fo:font-size="10.5pt" style:font-size-asian="10.5pt" style:font-size-complex="10.5pt" fo:background-color="#ffffff"/>
    </style:style>
    <style:style style:name="P2" style:family="paragraph" style:parent-style-name="Standard">
      <style:text-properties officeooo:paragraph-rsid="0018d355"/>
    </style:style>
    <style:style style:name="P3" style:family="paragraph" style:parent-style-name="Standard" style:master-page-name="Standard">
      <style:paragraph-properties fo:margin-left="0cm" fo:margin-right="0cm" fo:text-indent="0cm" style:auto-text-indent="false" style:page-number="1"/>
      <style:text-properties officeooo:rsid="0018d355" officeooo:paragraph-rsid="0018d355"/>
    </style:style>
    <style:style style:name="T1" style:family="text">
      <style:text-properties fo:color="#2d3e50" fo:font-size="10.5pt" style:font-size-asian="10.5pt" style:font-size-complex="10.5pt" fo:background-color="#ffffff"/>
    </style:style>
    <style:style style:name="T2" style:family="text">
      <style:text-properties fo:color="#2d3e50" fo:font-size="10.5pt" style:font-size-asian="10.5pt" style:font-size-complex="10.5pt"/>
    </style:style>
    <style:style style:name="T3" style:family="text">
      <style:text-properties fo:color="#2d3e50" fo:font-size="10.5pt" officeooo:rsid="0018d355" style:font-size-asian="10.5pt" style:font-size-complex="10.5pt" fo:background-color="#ffffff"/>
    </style:style>
    <style:style style:name="T4" style:family="text">
      <style:text-properties officeooo:rsid="0018d35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</text:span></text:p>
      <text:p text:style-name="Standard"/>
      <text:p text:style-name="Standard"><draw:frame draw:style-name="fr1" draw:name="image3.png" text:anchor-type="as-char" svg:width="9.075cm" svg:height="1.27cm" draw:z-index="0"><draw:image xlink:href="Pictures/10000000000001570000003047BCCADFC1854CF8.png" xlink:type="simple" xlink:show="embed" xlink:actuate="onLoad" loext:mime-type="image/png"/></draw:frame></text:p>
      <text:p text:style-name="Standard"/>
      <text:p text:style-name="Standard">2.<text:span text:style-name="T1"> </text:span></text:p>
      <text:p text:style-name="Standard"/>
      <text:p text:style-name="Standard"><draw:frame draw:style-name="fr1" draw:name="image9.png" text:anchor-type="as-char" svg:width="9.818cm" svg:height="10.573cm" draw:z-index="1"><draw:image xlink:href="Pictures/100000000000027B000002AC460A30F6DBCCEED6.png" xlink:type="simple" xlink:show="embed" xlink:actuate="onLoad" loext:mime-type="image/png"/></draw:frame></text:p>
      <text:p text:style-name="Standard"/>
      <text:p text:style-name="Standard"><text:span text:style-name="T1"/></text:p>
      <text:p text:style-name="Standard"><text:span text:style-name="T3">3.</text:span><text:span text:style-name="T1"> </text:span></text:p>
      <text:p text:style-name="Standard"><draw:frame draw:style-name="fr1" draw:name="image6.png" text:anchor-type="as-char" svg:width="16.51cm" svg:height="3.528cm" draw:z-index="2"><draw:image xlink:href="Pictures/10000000000004E40000010B6B7E975D22E2AC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</text:p>
      <text:p text:style-name="Standard"/>
      <text:p text:style-name="Standard"><draw:frame draw:style-name="fr1" draw:name="image1.png" text:anchor-type="as-char" svg:width="16.51cm" svg:height="4.269cm" draw:z-index="3"><draw:image xlink:href="Pictures/10000000000005110000014FBE8DCAD6EC069FD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</text:p>
      <text:p text:style-name="Standard"/>
      <text:p text:style-name="Standard"><draw:frame draw:style-name="fr1" draw:name="image5.png" text:anchor-type="as-char" svg:width="16.51cm" svg:height="3.669cm" draw:z-index="4"><draw:image xlink:href="Pictures/1000000000000341000000BAF4F5CE1FAEC9C9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4">6.</text:span></text:p>
      <text:p text:style-name="P1"/>
      <text:p text:style-name="Standard"/>
      <text:p text:style-name="Standard"><draw:frame draw:style-name="fr2" draw:name="image2.png" text:anchor-type="as-char" svg:y="-14.323cm" svg:width="16.51cm" svg:height="4.48cm" draw:z-index="5"><draw:image xlink:href="Pictures/10000000000004480000012ABCA4AEAA4A739B97.png" xlink:type="simple" xlink:show="embed" xlink:actuate="onLoad" loext:mime-type="image/png"/></draw:frame>7.</text:p>
      <text:p text:style-name="Standard"/>
      <text:p text:style-name="Standard"><draw:frame draw:style-name="fr1" draw:name="image7.png" text:anchor-type="as-char" svg:width="16.51cm" svg:height="1.658cm" draw:z-index="6"><draw:image xlink:href="Pictures/10000000000002E00000004AB1FB0F68222A0BE3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</text:p>
      <text:p text:style-name="Standard"/>
      <text:p text:style-name="Standard"><draw:frame draw:style-name="fr1" draw:name="image8.png" text:anchor-type="as-char" svg:width="16.51cm" svg:height="3.069cm" draw:z-index="7"><draw:image xlink:href="Pictures/1000000000000511000000F2A270DCF3ABF6ADEE.png" xlink:type="simple" xlink:show="embed" xlink:actuate="onLoad" loext:mime-type="image/png"/></draw:frame></text:p>
      <text:p text:style-name="Standard"/>
      <text:p text:style-name="Standard">9.</text:p>
      <text:p text:style-name="Standard"/>
      <text:p text:style-name="Standard"><draw:frame draw:style-name="fr1" draw:name="image4.png" text:anchor-type="as-char" svg:width="16.51cm" svg:height="5.186cm" draw:z-index="8"><draw:image xlink:href="Pictures/100000000000050700000194266586F53E60E2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7T13:57:00.360841720</dc:date>
    <meta:editing-duration>PT6M19S</meta:editing-duration>
    <meta:editing-cycles>1</meta:editing-cycles>
    <meta:document-statistic meta:table-count="0" meta:image-count="9" meta:object-count="0" meta:page-count="4" meta:paragraph-count="17" meta:word-count="9" meta:character-count="20" meta:non-whitespace-character-count="18"/>
    <meta:generator>LibreOffice/6.0.3.2$Linux_X86_64 LibreOffice_project/00m0$Build-2</meta:generator>
  </office:meta>
</office:document-meta>
</file>